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E00000137ABA65E03358B5944.png" manifest:media-type="image/png"/>
  <manifest:file-entry manifest:full-path="Pictures/1000000000000381000001458231EDA030D29AB6.png" manifest:media-type="image/png"/>
  <manifest:file-entry manifest:full-path="Pictures/10000000000002D5000000FA5CDB2D8AF9747E53.png" manifest:media-type="image/png"/>
  <manifest:file-entry manifest:full-path="Pictures/10000000000003F2000001514B3B158FA49446D8.png" manifest:media-type="image/png"/>
  <manifest:file-entry manifest:full-path="Pictures/10000000000003B3000000F985998D25B8FAD52D.png" manifest:media-type="image/png"/>
  <manifest:file-entry manifest:full-path="Pictures/1000000000000582000001433E08F9285D33A2EB.png" manifest:media-type="image/png"/>
  <manifest:file-entry manifest:full-path="Pictures/1000000000000429000000F500A97B12AA01EF02.png" manifest:media-type="image/png"/>
  <manifest:file-entry manifest:full-path="Pictures/100000000000040F000000EEA6D24240684CC917.png" manifest:media-type="image/png"/>
  <manifest:file-entry manifest:full-path="Pictures/100000000000030600000172E2CFE79207C862FB.png" manifest:media-type="image/png"/>
  <manifest:file-entry manifest:full-path="Pictures/100000000000040400000102D2CEC7174E89B3FC.png" manifest:media-type="image/png"/>
  <manifest:file-entry manifest:full-path="Pictures/1000000000000335000000F77D479660FC5AF23F.png" manifest:media-type="image/png"/>
  <manifest:file-entry manifest:full-path="Pictures/10000000000003E9000000D913CF3F992EC3DC90.png" manifest:media-type="image/png"/>
  <manifest:file-entry manifest:full-path="Pictures/100000000000038F000000F5E85367C620D4FC99.png" manifest:media-type="image/png"/>
  <manifest:file-entry manifest:full-path="Pictures/1000000000000329000000EE3882F694D797BF30.png" manifest:media-type="image/png"/>
  <manifest:file-entry manifest:full-path="Pictures/10000000000002ED000000FF475CC8C851367482.png" manifest:media-type="image/png"/>
  <manifest:file-entry manifest:full-path="Pictures/100000000000034D000000EFB2B42BE1EB648E8E.png" manifest:media-type="image/png"/>
  <manifest:file-entry manifest:full-path="Pictures/10000000000003DF000001101F8E7413D8E1C5CF.png" manifest:media-type="image/png"/>
  <manifest:file-entry manifest:full-path="Pictures/10000000000002C9000000EEE2CB4C2AD4AE488F.png" manifest:media-type="image/png"/>
  <manifest:file-entry manifest:full-path="Pictures/100000000000033B000000F97D2B49FEA2C98CCC.png" manifest:media-type="image/png"/>
  <manifest:file-entry manifest:full-path="Pictures/100000000000041F000000F23F3CE76DE6E40464.png" manifest:media-type="image/png"/>
  <manifest:file-entry manifest:full-path="Pictures/10000000000003450000010810869DC17615823E.png" manifest:media-type="image/png"/>
  <manifest:file-entry manifest:full-path="Pictures/100000000000055A000001EAE960FB9601AB9C68.png" manifest:media-type="image/png"/>
  <manifest:file-entry manifest:full-path="Pictures/10000000000004270000011B317277987C0CC19C.png" manifest:media-type="image/png"/>
  <manifest:file-entry manifest:full-path="Pictures/1000000000000354000000F8DB61C5F9150E433F.png" manifest:media-type="image/png"/>
  <manifest:file-entry manifest:full-path="Pictures/1000000000000336000000F18B9F326725CB31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4c41" officeooo:paragraph-rsid="000d4c41"/>
    </style:style>
    <style:style style:name="P2" style:family="paragraph" style:parent-style-name="Standard">
      <style:text-properties officeooo:rsid="000d4c41" officeooo:paragraph-rsid="000d4c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OOAD QUIZ:1</text:p>
      <text:p text:style-name="P1"><draw:frame draw:style-name="fr1" draw:name="Image1" text:anchor-type="paragraph" svg:x="0in" svg:y="0.1874in" svg:width="6.9252in" svg:height="1.5862in" draw:z-index="0"><draw:image xlink:href="Pictures/1000000000000582000001433E08F9285D33A2EB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6.9252in" svg:height="2.3102in" draw:z-index="1"><draw:image xlink:href="Pictures/10000000000003F2000001514B3B158FA49446D8.png" xlink:type="simple" xlink:show="embed" xlink:actuate="onLoad" loext:mime-type="image/png"/></draw:frame></text:p>
      <text:p text:style-name="P1"><draw:frame draw:style-name="fr3" draw:name="Image3" text:anchor-type="paragraph" svg:width="6.45in" svg:height="3.0835in" draw:z-index="2"><draw:image xlink:href="Pictures/100000000000030600000172E2CFE79207C862FB.png" xlink:type="simple" xlink:show="embed" xlink:actuate="onLoad" loext:mime-type="image/png"/></draw:frame></text:p>
      <text:p text:style-name="P1"/>
      <text:p text:style-name="P1"><draw:frame draw:style-name="fr2" draw:name="Image23" text:anchor-type="paragraph" svg:width="6.9252in" svg:height="1.5008in" draw:z-index="22"><draw:image xlink:href="Pictures/10000000000003E9000000D913CF3F992EC3DC90.png" xlink:type="simple" xlink:show="embed" xlink:actuate="onLoad" loext:mime-type="image/png"/></draw:frame><text:soft-page-break/></text:p>
      <text:p text:style-name="P1"><draw:frame draw:style-name="fr3" draw:name="Image24" text:anchor-type="paragraph" svg:width="6.0417in" svg:height="2.0835in" draw:z-index="23"><draw:image xlink:href="Pictures/10000000000002D5000000FA5CDB2D8AF9747E53.png" xlink:type="simple" xlink:show="embed" xlink:actuate="onLoad" loext:mime-type="image/png"/></draw:frame></text:p>
      <text:p text:style-name="P1"><draw:frame draw:style-name="fr4" draw:name="Image4" text:anchor-type="paragraph" svg:width="6.9252in" svg:height="2.4091in" draw:z-index="3"><draw:image xlink:href="Pictures/100000000000037E00000137ABA65E03358B5944.png" xlink:type="simple" xlink:show="embed" xlink:actuate="onLoad" loext:mime-type="image/png"/></draw:frame></text:p>
      <text:p text:style-name="P1"/>
      <text:p text:style-name="P1"><draw:frame draw:style-name="fr2" draw:name="Image5" text:anchor-type="paragraph" svg:width="6.9252in" svg:height="2.5091in" draw:z-index="4"><draw:image xlink:href="Pictures/1000000000000381000001458231EDA030D29AB6.png" xlink:type="simple" xlink:show="embed" xlink:actuate="onLoad" loext:mime-type="image/png"/></draw:frame><text:soft-page-break/></text:p>
      <text:p text:style-name="P1"><draw:frame draw:style-name="fr4" draw:name="Image6" text:anchor-type="paragraph" svg:width="6.9252in" svg:height="1.7374in" draw:z-index="5"><draw:image xlink:href="Pictures/100000000000040400000102D2CEC7174E89B3FC.png" xlink:type="simple" xlink:show="embed" xlink:actuate="onLoad" loext:mime-type="image/png"/></draw:frame></text:p>
      <text:p text:style-name="P1"><draw:frame draw:style-name="fr4" draw:name="Image7" text:anchor-type="paragraph" svg:width="6.9252in" svg:height="1.5862in" draw:z-index="6"><draw:image xlink:href="Pictures/100000000000040F000000EEA6D24240684CC917.png" xlink:type="simple" xlink:show="embed" xlink:actuate="onLoad" loext:mime-type="image/png"/></draw:frame><text:soft-page-break/></text:p>
      <text:p text:style-name="P1"><draw:frame draw:style-name="fr4" draw:name="Image8" text:anchor-type="paragraph" svg:width="6.9252in" svg:height="1.8618in" draw:z-index="7"><draw:image xlink:href="Pictures/100000000000038F000000F5E85367C620D4FC99.png" xlink:type="simple" xlink:show="embed" xlink:actuate="onLoad" loext:mime-type="image/png"/></draw:frame></text:p>
      <text:p text:style-name="P1"><draw:frame draw:style-name="fr2" draw:name="Image9" text:anchor-type="paragraph" svg:width="6.9252in" svg:height="1.5929in" draw:z-index="8"><draw:image xlink:href="Pictures/1000000000000429000000F500A97B12AA01EF02.png" xlink:type="simple" xlink:show="embed" xlink:actuate="onLoad" loext:mime-type="image/png"/></draw:frame></text:p>
      <text:p text:style-name="P1"><draw:frame draw:style-name="fr3" draw:name="Image10" text:anchor-type="paragraph" svg:width="6.2417in" svg:height="2.1252in" draw:z-index="9"><draw:image xlink:href="Pictures/10000000000002ED000000FF475CC8C851367482.png" xlink:type="simple" xlink:show="embed" xlink:actuate="onLoad" loext:mime-type="image/png"/></draw:frame></text:p>
      <text:p text:style-name="P1"><draw:frame draw:style-name="fr4" draw:name="Image11" text:anchor-type="paragraph" svg:width="6.9252in" svg:height="1.9583in" draw:z-index="10"><draw:image xlink:href="Pictures/100000000000034D000000EFB2B42BE1EB648E8E.png" xlink:type="simple" xlink:show="embed" xlink:actuate="onLoad" loext:mime-type="image/png"/></draw:frame><text:soft-page-break/></text:p>
      <text:p text:style-name="P1"><draw:frame draw:style-name="fr4" draw:name="Image12" text:anchor-type="paragraph" svg:width="6.9252in" svg:height="1.9008in" draw:z-index="11"><draw:image xlink:href="Pictures/10000000000003DF000001101F8E7413D8E1C5CF.png" xlink:type="simple" xlink:show="embed" xlink:actuate="onLoad" loext:mime-type="image/png"/></draw:frame></text:p>
      <text:p text:style-name="P1"><draw:frame draw:style-name="fr3" draw:name="Image13" text:anchor-type="paragraph" svg:width="6.8417in" svg:height="2.0583in" draw:z-index="12"><draw:image xlink:href="Pictures/1000000000000335000000F77D479660FC5AF23F.png" xlink:type="simple" xlink:show="embed" xlink:actuate="onLoad" loext:mime-type="image/png"/></draw:frame></text:p>
      <text:p text:style-name="P1"><draw:frame draw:style-name="fr3" draw:name="Image14" text:anchor-type="paragraph" svg:width="6.7417in" svg:height="1.9835in" draw:z-index="13"><draw:image xlink:href="Pictures/1000000000000329000000EE3882F694D797BF30.png" xlink:type="simple" xlink:show="embed" xlink:actuate="onLoad" loext:mime-type="image/png"/></draw:frame></text:p>
      <text:p text:style-name="P1"><draw:frame draw:style-name="fr5" draw:name="Image15" text:anchor-type="paragraph" svg:width="6.8917in" svg:height="2.0752in" draw:z-index="14"><draw:image xlink:href="Pictures/100000000000033B000000F97D2B49FEA2C98CCC.png" xlink:type="simple" xlink:show="embed" xlink:actuate="onLoad" loext:mime-type="image/png"/></draw:frame><text:soft-page-break/></text:p>
      <text:p text:style-name="P1"><draw:frame draw:style-name="fr4" draw:name="Image16" text:anchor-type="paragraph" svg:width="6.9252in" svg:height="1.5882in" draw:z-index="15"><draw:image xlink:href="Pictures/100000000000041F000000F23F3CE76DE6E40464.png" xlink:type="simple" xlink:show="embed" xlink:actuate="onLoad" loext:mime-type="image/png"/></draw:frame></text:p>
      <text:p text:style-name="P1"><draw:frame draw:style-name="fr2" draw:name="Image17" text:anchor-type="paragraph" svg:width="6.9252in" svg:height="2.1839in" draw:z-index="16"><draw:image xlink:href="Pictures/10000000000003450000010810869DC17615823E.png" xlink:type="simple" xlink:show="embed" xlink:actuate="onLoad" loext:mime-type="image/png"/></draw:frame><draw:frame draw:style-name="fr2" draw:name="Image22" text:anchor-type="paragraph" svg:width="6.9252in" svg:height="2.4764in" draw:z-index="21"><draw:image xlink:href="Pictures/100000000000055A000001EAE960FB9601AB9C6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Image18" text:anchor-type="paragraph" svg:width="6.9252in" svg:height="1.8429in" draw:z-index="17"><draw:image xlink:href="Pictures/10000000000004270000011B317277987C0CC19C.png" xlink:type="simple" xlink:show="embed" xlink:actuate="onLoad" loext:mime-type="image/png"/></draw:frame><text:soft-page-break/></text:p>
      <text:p text:style-name="P1"><draw:frame draw:style-name="fr5" draw:name="Image19" text:anchor-type="paragraph" svg:width="5.9417in" svg:height="1.9835in" draw:z-index="18"><draw:image xlink:href="Pictures/10000000000002C9000000EEE2CB4C2AD4AE488F.png" xlink:type="simple" xlink:show="embed" xlink:actuate="onLoad" loext:mime-type="image/png"/></draw:frame></text:p>
      <text:p text:style-name="P1"><draw:frame draw:style-name="fr4" draw:name="Image20" text:anchor-type="paragraph" svg:width="6.9252in" svg:height="2.0154in" draw:z-index="19"><draw:image xlink:href="Pictures/1000000000000354000000F8DB61C5F9150E433F.png" xlink:type="simple" xlink:show="embed" xlink:actuate="onLoad" loext:mime-type="image/png"/></draw:frame></text:p>
      <text:p text:style-name="P1"><draw:frame draw:style-name="fr3" draw:name="Image21" text:anchor-type="paragraph" svg:width="6.85in" svg:height="2.0083in" draw:z-index="20"><draw:image xlink:href="Pictures/1000000000000336000000F18B9F326725CB313F.png" xlink:type="simple" xlink:show="embed" xlink:actuate="onLoad" loext:mime-type="image/png"/></draw:frame></text:p>
      <text:p text:style-name="P1"/>
      <text:p text:style-name="P1"/>
      <text:p text:style-name="P1"><draw:frame draw:style-name="fr4" draw:name="Image25" text:anchor-type="paragraph" svg:width="6.9252in" svg:height="1.8201in" draw:z-index="24"><draw:image xlink:href="Pictures/10000000000003B3000000F985998D25B8FAD52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1:09:10.723000000</meta:creation-date>
    <dc:date>2020-02-08T14:31:48.758000000</dc:date>
    <meta:editing-duration>PT54M35S</meta:editing-duration>
    <meta:editing-cycles>2</meta:editing-cycles>
    <meta:generator>LibreOffice/6.1.4.2$Windows_X86_64 LibreOffice_project/9d0f32d1f0b509096fd65e0d4bec26ddd1938fd3</meta:generator>
    <meta:document-statistic meta:table-count="0" meta:image-count="25" meta:object-count="0" meta:page-count="8" meta:paragraph-count="1" meta:word-count="2" meta:character-count="11" meta:non-whitespace-character-count="10"/>
  </office:meta>
</office:document-meta>
</file>